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E0000024B8B6AB14445878441.jpg" manifest:media-type="image/jpeg"/>
  <manifest:file-entry manifest:full-path="Pictures/1000020100000191000001E99615F271C570A63D.png" manifest:media-type="image/png"/>
  <manifest:file-entry manifest:full-path="Pictures/10000201000000C8000000AA160E02A5894F974C.png" manifest:media-type="image/png"/>
  <manifest:file-entry manifest:full-path="Pictures/10000201000003EE00000185337B2F66326C487F.png" manifest:media-type="image/png"/>
  <manifest:file-entry manifest:full-path="Pictures/100002010000026B000001CAA5FCAA24DFAFDCD8.png" manifest:media-type="image/png"/>
  <manifest:file-entry manifest:full-path="Pictures/100002010000034F000000C8A999B80CBAEAFC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draw:marker-start-width="0.279cm" draw:marker-end-width="0.279cm" draw:fill-color="#ffffff" draw:opacity="0%" draw:textarea-horizontal-align="justify" draw:textarea-vertical-align="middle" draw:auto-grow-height="false" fo:min-height="5.384cm" fo:min-width="13.134cm" fo:padding-top="0.151cm" fo:padding-bottom="0.151cm" fo:padding-left="0.276cm" fo:padding-right="0.276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xml:id="id5" draw:id="id5" draw:layer="layout" svg:width="3.645cm" svg:height="3.367cm" svg:x="1.755cm" svg:y="2.233cm">
          <draw:image xlink:href="Pictures/10000201000000C8000000AA160E02A5894F974C.png" xlink:type="simple" xlink:show="embed" xlink:actuate="onLoad">
            <text:p/>
          </draw:image>
        </draw:frame>
        <draw:frame draw:style-name="gr1" draw:text-style-name="P1" xml:id="id1" draw:id="id1" draw:layer="layout" svg:width="3.284cm" svg:height="0.692cm" svg:x="6cm" svg:y="4.4cm">
          <draw:image xlink:href="Pictures/100002010000034F000000C8A999B80CBAEAFC41.png" xlink:type="simple" xlink:show="embed" xlink:actuate="onLoad">
            <text:p/>
          </draw:image>
        </draw:frame>
        <draw:frame draw:style-name="gr2" draw:text-style-name="P2" draw:layer="layout" svg:width="3.204cm" svg:height="1.825cm" svg:x="5.896cm" svg:y="2.3cm">
          <draw:text-box>
            <text:p><text:span text:style-name="T1">Leap Motion</text:span></text:p>
          </draw:text-box>
        </draw:frame>
        <draw:connector draw:style-name="gr3" draw:text-style-name="P3" draw:layer="layout" svg:x1="5.45cm" svg:y1="4.116cm" svg:x2="6cm" svg:y2="4.746cm" draw:end-shape="id1" draw:end-glue-point="3" svg:d="M5450 4116h25v630h525" svg:viewBox="0 0 551 631">
          <text:p/>
        </draw:connector>
        <draw:frame draw:style-name="gr1" draw:text-style-name="P1" xml:id="id4" draw:id="id4" draw:layer="layout" svg:width="9.6cm" svg:height="3.712cm" svg:x="10.6cm" svg:y="1.688cm">
          <draw:image xlink:href="Pictures/10000201000003EE00000185337B2F66326C487F.png" xlink:type="simple" xlink:show="embed" xlink:actuate="onLoad">
            <text:p/>
          </draw:image>
        </draw:frame>
        <draw:line draw:style-name="gr4" draw:text-style-name="P1" draw:layer="layout" svg:x1="16.2cm" svg:y1="5.6cm" svg:x2="19.5cm" svg:y2="6.7cm">
          <text:p/>
        </draw:line>
        <draw:frame draw:style-name="gr1" draw:text-style-name="P1" xml:id="id2" draw:id="id2" draw:layer="layout" svg:width="4.612cm" svg:height="3.412cm" svg:x="15.188cm" svg:y="7.6cm">
          <draw:image xlink:href="Pictures/100002010000026B000001CAA5FCAA24DFAFDCD8.png" xlink:type="simple" xlink:show="embed" xlink:actuate="onLoad">
            <text:p/>
          </draw:image>
        </draw:frame>
        <draw:custom-shape draw:style-name="gr5" draw:text-style-name="P4" draw:layer="layout" svg:width="14.3cm" svg:height="6.3cm" svg:x="10.9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" draw:id="id3" draw:layer="layout" svg:width="3.444cm" svg:height="4.2cm" svg:x="21.156cm" svg:y="8cm">
          <draw:image xlink:href="Pictures/1000020100000191000001E99615F271C570A63D.png" xlink:type="simple" xlink:show="embed" xlink:actuate="onLoad">
            <text:p/>
          </draw:image>
        </draw:frame>
        <draw:frame draw:style-name="gr6" draw:text-style-name="P5" draw:layer="layout" svg:width="1.171cm" svg:height="0.954cm" svg:x="20.835cm" svg:y="11.661cm">
          <draw:text-box>
            <text:p><text:span text:style-name="T2">x6</text:span></text:p>
          </draw:text-box>
        </draw:frame>
        <draw:connector draw:style-name="gr3" draw:text-style-name="P3" draw:layer="layout" svg:x1="19.8cm" svg:y1="9.306cm" svg:x2="21.156cm" svg:y2="10.1cm" draw:start-shape="id2" draw:start-glue-point="1" draw:end-shape="id3" svg:d="M19800 9306h678v794h678" svg:viewBox="0 0 1357 795">
          <text:p/>
        </draw:connector>
        <draw:frame draw:style-name="gr7" draw:text-style-name="P5" draw:layer="layout" svg:width="4.4cm" svg:height="1.657cm" svg:x="15.4cm" svg:y="11.261cm">
          <draw:text-box>
            <text:p><text:span text:style-name="T2">Batteria NiMh</text:span></text:p>
          </draw:text-box>
        </draw:frame>
        <draw:frame draw:style-name="gr1" draw:text-style-name="P1" draw:layer="layout" svg:width="3.6cm" svg:height="2.803cm" svg:x="11.8cm" svg:y="9.9cm">
          <draw:image xlink:href="Pictures/100000000000034E0000024B8B6AB14445878441.jpg" xlink:type="simple" xlink:show="embed" xlink:actuate="onLoad">
            <text:p/>
          </draw:image>
        </draw:frame>
        <draw:connector draw:style-name="gr3" draw:text-style-name="P3" draw:layer="layout" draw:line-skew="2cm" svg:x1="10.6cm" svg:y1="3.544cm" svg:x2="3.577cm" svg:y2="5.6cm" draw:start-shape="id4" draw:start-glue-point="3" draw:end-shape="id5" draw:end-glue-point="2" svg:d="M10600 3544h-600v2556h-6423v-500" svg:viewBox="0 0 7024 2557">
          <text:p/>
        </draw:connector>
        <draw:frame draw:style-name="gr8" draw:text-style-name="P6" draw:layer="layout" svg:width="2.471cm" svg:height="0.954cm" svg:x="5.729cm" svg:y="6.046cm">
          <draw:text-box>
            <text:p>Seria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7:15:18.365493318</meta:creation-date>
    <dc:date>2017-06-20T14:43:07.329758126</dc:date>
    <meta:editing-duration>PT6M12S</meta:editing-duration>
    <meta:editing-cycles>3</meta:editing-cycles>
    <meta:generator>LibreOffice/5.3.3.2$Linux_X86_64 LibreOffice_project/30m0$Build-2</meta:generator>
    <meta:document-statistic meta:object-count="15"/>
  </office:meta>
</office:document-meta>
</file>